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nom</text:p>
          </table:table-cell>
          <table:table-cell office:value-type="string" calcext:value-type="string">
            <text:p>Acces oc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bani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géri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dorr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ntigua-et-Barbuda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rabie saoudit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rméni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zerbaïdjan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ahreïn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arbad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éliz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énin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houtan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iélorussi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irmani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olivi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Bosnie-Herzégovin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rési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runei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mbodg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meroun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p-Ver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entrafriq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ypr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lombi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mor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République démocratique du Cong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Îles Cook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orée du Nord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orée du Sud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ôte d'Ivoir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République dominicain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gypt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Emirats arabes uni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quateur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rythré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spagne</text:p>
          </table:table-cell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stoni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swatini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États-Uni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Éthiopi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idji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ambi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renad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uatémal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uiné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Guinée équatorial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uinée-Bissa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aïti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ndonési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rak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sland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Israë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Jamaïq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Jordani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Kény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Kirghizstan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Kiribati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Kosov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Koweï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ésoth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ettonie</text:p>
          </table:table-cell>
          <table:table-cell table:style-name="ce4" office:value-type="string" calcext:value-type="string">
            <text:p>Tru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iban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ibér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iby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iechtenstein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ituani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Macédoine du Nord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alaisi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alt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Îles Marsha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auritani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exiq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icronési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oldavi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ongoli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onténégr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Namibi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Népa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Nigér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Ni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Norvèg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Nouvelle-Zéland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Ougand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Ouzbékistan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alao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alestin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Papouasie-Nouvelle-Guiné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érou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ussi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Saint-Christophe-et-Niévè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ainte-Luci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aint-Marin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Saint-Vincent-et-les-Grenadin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alomon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amoa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Sao Tomé-et-Princip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énéga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erbi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ingapour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lovéni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omali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Soudan du Sud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uis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yri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adjikistan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aïwan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anzani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chad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chéqui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haïland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imor orienta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onga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Trinité-et-Tobag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unisi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urkménistan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urqui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Vatican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Vénézuél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Yémen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Zambi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Zimbabwé</text:p>
          </table:table-cell>
          <table:table-cell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08:33:35.2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5T16:52:19.703000000</meta:creation-date>
    <dc:date>2021-01-27T09:10:13.810000000</dc:date>
    <meta:editing-duration>PT7M55S</meta:editing-duration>
    <meta:editing-cycles>2</meta:editing-cycles>
    <meta:generator>LibreOffice/6.3.0.4$Windows_x86 LibreOffice_project/057fc023c990d676a43019934386b85b21a9ee99</meta:generator>
    <meta:document-statistic meta:table-count="1" meta:cell-count="600" meta:object-count="0"/>
    <meta:user-defined meta:name="date">YYYY-01-DDT16:56:03.275</meta:user-defined>
  </office:meta>
</office:document-meta>
</file>